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96a0" officeooo:paragraph-rsid="000c96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15T09:21:54.356331459</meta:creation-date>
    <dc:date>2024-08-15T09:22:38.938362166</dc:date>
    <meta:editing-duration>PT45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